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13"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1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1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16"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17" style:family="paragraph" style:parent-style-name="Standard">
      <style:text-properties fo:font-size="12pt" officeooo:rsid="000b3538" officeooo:paragraph-rsid="000b3538" style:font-size-asian="12pt" style:font-size-complex="12pt"/>
    </style:style>
    <style:style style:name="P18" style:family="paragraph" style:parent-style-name="Standard">
      <style:text-properties fo:font-size="12pt" officeooo:rsid="000b3538" officeooo:paragraph-rsid="000c5ef6" style:font-size-asian="12pt" style:font-size-complex="12pt"/>
    </style:style>
    <style:style style:name="P19" style:family="paragraph" style:parent-style-name="Standard">
      <style:text-properties fo:font-size="12pt" officeooo:rsid="000b3538" officeooo:paragraph-rsid="000d1156" style:font-size-asian="12pt" style:font-size-complex="12pt"/>
    </style:style>
    <style:style style:name="P20" style:family="paragraph" style:parent-style-name="Standard">
      <style:text-properties fo:font-size="12pt" officeooo:rsid="000b3538" officeooo:paragraph-rsid="0018664a" style:font-size-asian="12pt" style:font-size-complex="12pt"/>
    </style:style>
    <style:style style:name="P21" style:family="paragraph" style:parent-style-name="Standard">
      <style:text-properties fo:font-size="12pt" officeooo:rsid="001a5789" officeooo:paragraph-rsid="001a5789" style:font-size-asian="12pt" style:font-size-complex="12pt"/>
    </style:style>
    <style:style style:name="P22" style:family="paragraph" style:parent-style-name="Standard">
      <style:text-properties fo:font-size="12pt" officeooo:rsid="001d8129" officeooo:paragraph-rsid="001d8129" style:font-size-asian="12pt" style:font-size-complex="12pt"/>
    </style:style>
    <style:style style:name="P23"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24"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25"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26"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27"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28"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29"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30"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31"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32"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33"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34"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35"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36"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4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4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fo:font-weight="normal" officeooo:rsid="00278c53" style:font-style-asian="italic" style:font-weight-asian="normal" style:font-style-complex="italic" style:font-weight-complex="normal"/>
    </style:style>
    <style:style style:name="T18" style:family="text">
      <style:text-properties fo:font-style="italic" fo:font-weight="normal" officeooo:rsid="0029a044" style:font-style-asian="italic" style:font-weight-asian="normal" style:font-style-complex="italic" style:font-weight-complex="normal"/>
    </style:style>
    <style:style style:name="T19" style:family="text">
      <style:text-properties fo:font-style="italic" fo:font-weight="normal" officeooo:rsid="0029d0ca" style:font-style-asian="italic" style:font-weight-asian="normal" style:font-style-complex="italic" style:font-weight-complex="normal"/>
    </style:style>
    <style:style style:name="T20" style:family="text">
      <style:text-properties fo:font-style="italic" fo:font-weight="normal" officeooo:rsid="00324d1d" style:font-style-asian="italic" style:font-weight-asian="normal" style:font-style-complex="italic" style:font-weight-complex="normal"/>
    </style:style>
    <style:style style:name="T21" style:family="text">
      <style:text-properties fo:font-style="italic" fo:font-weight="normal" officeooo:rsid="003452ec" style:font-style-asian="italic" style:font-weight-asian="normal" style:font-style-complex="italic"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0c5ef6" style:font-style-asian="normal" style:font-style-complex="normal"/>
    </style:style>
    <style:style style:name="T25" style:family="text">
      <style:text-properties fo:font-style="normal" officeooo:rsid="000d1156" style:font-style-asian="normal" style:font-style-complex="normal"/>
    </style:style>
    <style:style style:name="T26" style:family="text">
      <style:text-properties fo:font-style="normal" officeooo:rsid="000dc1d2" style:font-style-asian="normal" style:font-style-complex="normal"/>
    </style:style>
    <style:style style:name="T27" style:family="text">
      <style:text-properties fo:font-style="normal" officeooo:rsid="000f7bd4" style:font-style-asian="normal" style:font-style-complex="normal"/>
    </style:style>
    <style:style style:name="T28" style:family="text">
      <style:text-properties fo:font-style="normal" officeooo:rsid="001161db" style:font-style-asian="normal" style:font-style-complex="normal"/>
    </style:style>
    <style:style style:name="T29" style:family="text">
      <style:text-properties fo:font-style="normal" officeooo:rsid="0012e92d" style:font-style-asian="normal" style:font-style-complex="normal"/>
    </style:style>
    <style:style style:name="T30" style:family="text">
      <style:text-properties fo:font-style="normal" officeooo:rsid="00136435" style:font-style-asian="normal" style:font-style-complex="normal"/>
    </style:style>
    <style:style style:name="T31" style:family="text">
      <style:text-properties fo:font-style="normal" officeooo:rsid="00160bba" style:font-style-asian="normal" style:font-style-complex="normal"/>
    </style:style>
    <style:style style:name="T32" style:family="text">
      <style:text-properties fo:font-style="normal" officeooo:rsid="001646ca" style:font-style-asian="normal" style:font-style-complex="normal"/>
    </style:style>
    <style:style style:name="T33" style:family="text">
      <style:text-properties fo:font-style="normal" officeooo:rsid="001842d7" style:font-style-asian="normal" style:font-style-complex="normal"/>
    </style:style>
    <style:style style:name="T34" style:family="text">
      <style:text-properties fo:font-style="normal" officeooo:rsid="0018664a" style:font-style-asian="normal" style:font-style-complex="normal"/>
    </style:style>
    <style:style style:name="T35" style:family="text">
      <style:text-properties fo:font-style="normal" officeooo:rsid="001a5789" style:font-style-asian="normal" style:font-style-complex="normal"/>
    </style:style>
    <style:style style:name="T36" style:family="text">
      <style:text-properties fo:font-style="normal" officeooo:rsid="001a6d2a" style:font-style-asian="normal" style:font-style-complex="normal"/>
    </style:style>
    <style:style style:name="T37" style:family="text">
      <style:text-properties fo:font-style="normal" officeooo:rsid="001b99ec" style:font-style-asian="normal" style:font-style-complex="normal"/>
    </style:style>
    <style:style style:name="T38" style:family="text">
      <style:text-properties fo:font-style="normal" officeooo:rsid="001d8129" style:font-style-asian="normal" style:font-style-complex="normal"/>
    </style:style>
    <style:style style:name="T39" style:family="text">
      <style:text-properties fo:font-style="normal" officeooo:rsid="001e210c" style:font-style-asian="normal" style:font-style-complex="normal"/>
    </style:style>
    <style:style style:name="T40" style:family="text">
      <style:text-properties officeooo:rsid="0012e92d"/>
    </style:style>
    <style:style style:name="T41" style:family="text">
      <style:text-properties fo:font-weight="bold" style:font-weight-asian="bold" style:font-weight-complex="bold"/>
    </style:style>
    <style:style style:name="T42" style:family="text">
      <style:text-properties fo:font-weight="bold" officeooo:rsid="0027b315" style:font-weight-asian="bold" style:font-weight-complex="bold"/>
    </style:style>
    <style:style style:name="T43" style:family="text">
      <style:text-properties fo:font-weight="bold" officeooo:rsid="003452ec" style:font-weight-asian="bold" style:font-weight-complex="bold"/>
    </style:style>
    <style:style style:name="T44" style:family="text">
      <style:text-properties fo:font-weight="bold" officeooo:rsid="00404f77" style:font-weight-asian="bold" style:font-weight-complex="bold"/>
    </style:style>
    <style:style style:name="T45" style:family="text">
      <style:text-properties fo:font-weight="bold" officeooo:rsid="0042aef2" style:font-weight-asian="bold" style:font-weight-complex="bold"/>
    </style:style>
    <style:style style:name="T46" style:family="text">
      <style:text-properties fo:font-weight="bold" officeooo:rsid="0047190e" style:font-weight-asian="bold" style:font-weight-complex="bold"/>
    </style:style>
    <style:style style:name="T47" style:family="text">
      <style:text-properties fo:font-weight="bold" officeooo:rsid="00478add" style:font-weight-asian="bold" style:font-weight-complex="bold"/>
    </style:style>
    <style:style style:name="T48" style:family="text">
      <style:text-properties fo:font-weight="bold" officeooo:rsid="0042f422" style:font-weight-asian="bold" style:font-weight-complex="bold"/>
    </style:style>
    <style:style style:name="T49" style:family="text">
      <style:text-properties fo:font-weight="bold" officeooo:rsid="0049ce3f" style:font-weight-asian="bold" style:font-weight-complex="bold"/>
    </style:style>
    <style:style style:name="T50" style:family="text">
      <style:text-properties fo:font-weight="bold" officeooo:rsid="004bbcb9" style:font-weight-asian="bold" style:font-weight-complex="bold"/>
    </style:style>
    <style:style style:name="T51" style:family="text">
      <style:text-properties fo:font-weight="bold" officeooo:rsid="004d0826" style:font-weight-asian="bold" style:font-weight-complex="bold"/>
    </style:style>
    <style:style style:name="T52" style:family="text">
      <style:text-properties fo:font-weight="bold" officeooo:rsid="004fa552" style:font-weight-asian="bold" style:font-weight-complex="bold"/>
    </style:style>
    <style:style style:name="T53" style:family="text">
      <style:text-properties fo:font-weight="bold" officeooo:rsid="0052f469" style:font-weight-asian="bold" style:font-weight-complex="bold"/>
    </style:style>
    <style:style style:name="T54" style:family="text">
      <style:text-properties fo:font-weight="bold" officeooo:rsid="00536391"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278c53" style:font-weight-asian="normal" style:font-weight-complex="normal"/>
    </style:style>
    <style:style style:name="T57" style:family="text">
      <style:text-properties fo:font-weight="normal" officeooo:rsid="0027b315" style:font-weight-asian="normal" style:font-weight-complex="normal"/>
    </style:style>
    <style:style style:name="T58" style:family="text">
      <style:text-properties fo:font-weight="normal" officeooo:rsid="0029a044" style:font-weight-asian="normal" style:font-weight-complex="normal"/>
    </style:style>
    <style:style style:name="T59" style:family="text">
      <style:text-properties fo:font-weight="normal" officeooo:rsid="0029d0ca" style:font-weight-asian="normal" style:font-weight-complex="normal"/>
    </style:style>
    <style:style style:name="T60" style:family="text">
      <style:text-properties fo:font-weight="normal" officeooo:rsid="002ef30b" style:font-weight-asian="normal" style:font-weight-complex="normal"/>
    </style:style>
    <style:style style:name="T61" style:family="text">
      <style:text-properties fo:font-weight="normal" officeooo:rsid="00307d30" style:font-weight-asian="normal" style:font-weight-complex="normal"/>
    </style:style>
    <style:style style:name="T62" style:family="text">
      <style:text-properties fo:font-weight="normal" officeooo:rsid="00324d1d" style:font-weight-asian="normal" style:font-weight-complex="normal"/>
    </style:style>
    <style:style style:name="T63" style:family="text">
      <style:text-properties fo:font-weight="normal" officeooo:rsid="003452ec" style:font-weight-asian="normal" style:font-weight-complex="normal"/>
    </style:style>
    <style:style style:name="T64" style:family="text">
      <style:text-properties fo:font-weight="normal" officeooo:rsid="00355542" style:font-weight-asian="normal" style:font-weight-complex="normal"/>
    </style:style>
    <style:style style:name="T65" style:family="text">
      <style:text-properties fo:font-weight="normal" officeooo:rsid="00373223" style:font-weight-asian="normal" style:font-weight-complex="normal"/>
    </style:style>
    <style:style style:name="T66" style:family="text">
      <style:text-properties fo:font-weight="normal" officeooo:rsid="00376e08" style:font-weight-asian="normal" style:font-weight-complex="normal"/>
    </style:style>
    <style:style style:name="T67" style:family="text">
      <style:text-properties fo:font-weight="normal" officeooo:rsid="00536391" style:font-weight-asian="normal" style:font-weight-complex="normal"/>
    </style:style>
    <style:style style:name="T68" style:family="text">
      <style:text-properties fo:font-weight="normal" officeooo:rsid="003452ec" fo:background-color="#ed1c24" loext:char-shading-value="0" style:font-weight-asian="normal" style:font-weight-complex="normal"/>
    </style:style>
    <style:style style:name="T69" style:family="text">
      <style:text-properties officeooo:rsid="00257817"/>
    </style:style>
    <style:style style:name="T70" style:family="text">
      <style:text-properties officeooo:rsid="0027b315"/>
    </style:style>
    <style:style style:name="T71" style:family="text">
      <style:text-properties officeooo:rsid="003bcd48"/>
    </style:style>
    <style:style style:name="T72" style:family="text">
      <style:text-properties officeooo:rsid="003c5228"/>
    </style:style>
    <style:style style:name="T73" style:family="text">
      <style:text-properties style:text-line-through-style="solid" style:text-line-through-type="single"/>
    </style:style>
    <style:style style:name="T74" style:family="text">
      <style:text-properties style:text-line-through-style="solid" style:text-line-through-type="single" officeooo:rsid="003c5228"/>
    </style:style>
    <style:style style:name="T75" style:family="text">
      <style:text-properties style:text-line-through-style="none" style:text-line-through-type="none" officeooo:rsid="003c5228"/>
    </style:style>
    <style:style style:name="T76" style:family="text">
      <style:text-properties style:text-line-through-style="none" style:text-line-through-type="none" fo:font-weight="bold" officeooo:rsid="003c5228" style:font-weight-asian="bold" style:font-weight-complex="bold"/>
    </style:style>
    <style:style style:name="T77" style:family="text">
      <style:text-properties style:text-line-through-style="none" style:text-line-through-type="none" fo:font-weight="bold" officeooo:rsid="003dba96" style:font-weight-asian="bold" style:font-weight-complex="bold"/>
    </style:style>
    <style:style style:name="T78" style:family="text">
      <style:text-properties style:text-line-through-style="none" style:text-line-through-type="none" officeooo:rsid="003dba96"/>
    </style:style>
    <style:style style:name="T79" style:family="text">
      <style:text-properties style:text-line-through-style="none" style:text-line-through-type="none" fo:font-style="italic" officeooo:rsid="003dba96" style:font-style-asian="italic" style:font-style-complex="italic"/>
    </style:style>
    <style:style style:name="T80" style:family="text">
      <style:text-properties style:text-line-through-style="none" style:text-line-through-type="none" fo:font-style="italic" officeooo:rsid="003f9226" style:font-style-asian="italic" style:font-style-complex="italic"/>
    </style:style>
    <style:style style:name="T81" style:family="text">
      <style:text-properties style:text-line-through-style="none" style:text-line-through-type="none" officeooo:rsid="003f9226"/>
    </style:style>
    <style:style style:name="T82" style:family="text">
      <style:text-properties style:text-line-through-style="none" style:text-line-through-type="none" officeooo:rsid="00404f77"/>
    </style:style>
    <style:style style:name="T83" style:family="text">
      <style:text-properties officeooo:rsid="003f9a46"/>
    </style:style>
    <style:style style:name="T84" style:family="text">
      <style:text-properties officeooo:rsid="00404f77"/>
    </style:style>
    <style:style style:name="T85" style:family="text">
      <style:text-properties officeooo:rsid="00412366"/>
    </style:style>
    <style:style style:name="T86" style:family="text">
      <style:text-properties officeooo:rsid="0042aef2"/>
    </style:style>
    <style:style style:name="T87" style:family="text">
      <style:text-properties officeooo:rsid="0042f422"/>
    </style:style>
    <style:style style:name="T88" style:family="text">
      <style:text-properties officeooo:rsid="00438d72"/>
    </style:style>
    <style:style style:name="T89" style:family="text">
      <style:text-properties officeooo:rsid="0047190e"/>
    </style:style>
    <style:style style:name="T90" style:family="text">
      <style:text-properties officeooo:rsid="00478add"/>
    </style:style>
    <style:style style:name="T91" style:family="text">
      <style:text-properties officeooo:rsid="0047fb79"/>
    </style:style>
    <style:style style:name="T92" style:family="text">
      <style:text-properties officeooo:rsid="0049ce3f"/>
    </style:style>
    <style:style style:name="T93" style:family="text">
      <style:text-properties officeooo:rsid="004bbcb9"/>
    </style:style>
    <style:style style:name="T94" style:family="text">
      <style:text-properties officeooo:rsid="004cc61c"/>
    </style:style>
    <style:style style:name="T95" style:family="text">
      <style:text-properties officeooo:rsid="004d0826"/>
    </style:style>
    <style:style style:name="T96" style:family="text">
      <style:text-properties officeooo:rsid="004e687f"/>
    </style:style>
    <style:style style:name="T97" style:family="text">
      <style:text-properties officeooo:rsid="004fa552"/>
    </style:style>
    <style:style style:name="T98" style:family="text">
      <style:text-properties officeooo:rsid="00517d40"/>
    </style:style>
    <style:style style:name="T99" style:family="text">
      <style:text-properties officeooo:rsid="0052f469"/>
    </style:style>
    <style:style style:name="T100" style:family="text">
      <style:text-properties officeooo:rsid="005348f7"/>
    </style:style>
    <style:style style:name="T101" style:family="text">
      <style:text-properties officeooo:rsid="005363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7"><text:span text:style-name="T1"><text:tab/>Behind</text:span> Vinias IX and the tower were a gaggle of assorted high ranking Cirulists and <text:span text:style-name="T40">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18"><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18"><text:tab/><text:span text:style-name="T1">Vinias turned around. </text:span><text:span text:style-name="T3">This Shimmering nonsense is not worth the cost</text:span><text:span text:style-name="T24">. Irritated, </text:span><text:span text:style-name="T25">t</text:span><text:span text:style-name="T24">he Annointed </text:span><text:span text:style-name="T25">One</text:span><text:span text:style-name="T24"> </text:span><text:span text:style-name="T26">swiveled to face </text:span><text:span text:style-name="T24">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19"><text:span text:style-name="T24"><text:tab/>It didn’t take long for Gasban to begin speaking. “We finished final checks last night, arch-chancellor. </text:span><text:span text:style-name="T25">A few of the Craftsmen raised concerns over keeping the Protocol, they claim the end points <text:s/>aren’t stable enough to keep the focus.” </text:span></text:p>
      <text:p text:style-name="P23"><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19"><text:span text:style-name="T25"><text:tab/>“Of course. </text:span><text:span text:style-name="T26">Naturally it is my deepest hope that we can continue with the ceremony,</text:span><text:span text:style-name="T25">” came the response, with barely enough room between his and Vinias’ words for a mouse to fit.</text:span></text:p>
      <text:p text:style-name="P19"><text:span text:style-name="T25"><text:tab/></text:span><text:span text:style-name="T26">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19"><text:span text:style-name="T26"><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31">for authority</text:span><text:span text:style-name="T26">. </text:span><text:span text:style-name="T31">The kind of d</text:span><text:span text:style-name="T26">iscipline that Vinias </text:span><text:span text:style-name="T31">had in ample amounts</text:span><text:span text:style-name="T26">. </text:span><text:span text:style-name="T31">The kind of r</text:span><text:span text:style-name="T27">espect that gave Vinias the edge </text:span><text:span text:style-name="T31">over Gasban </text:span><text:span text:style-name="T27">he needed for admission into the Order.</text:span></text:p>
      <text:p text:style-name="P24"><text:tab/>“My compatriots!” Vinias bellowed out into the eager crowd. The hush that followed teetered on the edge of anticipation. “Today marks a new era. An era of innovation. An era of wealth,” he continued, before adding darkly “an era of triumph.”</text:p>
      <text:p text:style-name="P19"><text:span text:style-name="T27"><text:tab/>“</text:span><text:span text:style-name="T28">X</text:span><text:span text:style-name="T27"> years ago westerlin savages broke through our Dome.” Cheerful expressions worked themselves into frowns across the square. Many present today were refugees from the </text:span><text:span text:style-name="T28">precipice</text:span><text:span text:style-name="T27">, or </text:span><text:span text:style-name="T28">else knew people who lived there. Too many. “They ravaged our landscape! And did they leave our Trails untouched, that we might send aid? Did they not cut the cirulires? Did they not demolish our tranpanes?”</text:span></text:p>
      <text:p text:style-name="P19"><text:span text:style-name="T28"><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28">they had no idea; the people of Mussel </text:span><text:span text:style-name="T29">could not understand their sudden enemies anymore than they could mount a defense against them after years of complacency. Vinias could use that to unite them.</text:span></text:p>
      <text:p text:style-name="P19"><text:span text:style-name="T29"><text:tab/>Tapping into his Glimmer armband, </text:span><text:span text:style-name="T30">Vinias focused some of his cirule into the Archchancellor’s staff. An ornate affair of carved mahogany with two walnut-sized </text:span><text:span text:style-name="T33">Glimmer-fashioned</text:span><text:span text:style-name="T30"> semicircles embedded on to either side of a cross guard at the top. Branching out from the cross guard were two lengths of wood bending up and slightly towards each other before bending out and away. Where the bends were closest sat</text:span><text:span text:style-name="T33"> a sleek Glimmer sphere </text:span><text:span text:style-name="T30">that touched the base of the cross guard and the two bends, </text:span><text:span text:style-name="T33">giving</text:span><text:span text:style-name="T31"> off a faint light</text:span><text:span text:style-name="T30">.</text:span></text:p>
      <text:p text:style-name="P19"><text:span text:style-name="T30"><text:tab/>“</text:span><text:span text:style-name="T31">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25"><text:tab/>A roar swept through the crowd. A few people paid by the Order helped it along in key positions, but the people wouldn’t care. So long as Vinias got that reaction from everyone. He could do anything.</text:p>
      <text:p text:style-name="P19"><text:span text:style-name="T31"><text:tab/></text:span><text:span text:style-name="T32">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26"><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19"><text:span text:style-name="T32"><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33">Strength that it could focus enough cirule to transpane someone from the top of the tower to any where else. And today was the day of its maiden send off.</text:span></text:p>
      <text:p text:style-name="P19"><text:span text:style-name="T33"><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34">Cirulists and Craftsfolk</text:span><text:span text:style-name="T33"> </text:span><text:span text:style-name="T34">made up the largest group in eighty.</text:span></text:p>
      <text:p text:style-name="P27"><text:tab/>“Today, we will expand our reach. Our enemies will not take us by surprise. We will be free to work on wonders of all kinds!” </text:p>
      <text:p text:style-name="P27"><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20"><text:span text:style-name="T34"><text:tab/>Glowing intensified from the transpane. The colonists standing on top of it began to glow with the same light dancing off the transpane, until the light from every person briefly flashed and they were gone. </text:span><text:span text:style-name="T35">Not long after the Shimmering Tower started to glow.</text:span></text:p>
      <text:p text:style-name="P28"><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28"><text:tab/>And it was done. A brief flare, brighter than what many in the crowd thought possible, emanated out before the tower fell to a dull silvery grey.</text:p>
      <text:p text:style-name="P28"><text:soft-page-break/><text:tab/>Vinias did not watch the tower. He was not one to be <text:span text:style-name="T71">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28"/>
      <text:p text:style-name="P28"/>
      <text:p text:style-name="P28"/>
      <text:p text:style-name="P29">CHAPTER 1</text:p>
      <text:p text:style-name="P29"/>
      <text:p text:style-name="P21"><text:span text:style-name="T23"><text:tab/></text:span><text:span text:style-name="T4">The first days were the hardest. I think that is what everyone expected, but no one knew just </text:span><text:span text:style-name="T36">how </text:span><text:span text:style-name="T4"><text:s/>difficult it would be.</text:span></text:p>
      <text:p text:style-name="P29">----------</text:p>
      <text:p text:style-name="P21"><text:span text:style-name="T23"><text:tab/>For as long as Jisto could remember, the moon shone </text:span><text:span text:style-name="T36">every</text:span><text:span text:style-name="T23"> night </text:span><text:span text:style-name="T36">of his life</text:span><text:span text:style-name="T23">. Great-father told Jisto stories about the moon throughout his childhood. Gazing up at the moon, as he did every night, sometimes he could still hear them. </text:span><text:span text:style-name="T36">He gripped his necklace fondly and turned back on the path toward home before papi would yell at him, letting go as he did.</text:span></text:p>
      <text:p text:style-name="P30"><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30"><text:tab/>Still, papi sent Jisto to the market in Drisdal every high-moon and was not happy when Jisto brought back excuses instead of leather. And without the leather, there were fewer shoes, with fewer customers, with fewer coins to take to the market…</text:p>
      <text:p text:style-name="P21"><text:span text:style-name="T36"><text:tab/>Shaking himself, Jisto put a little pip into his step and urged Brond to hurry up as well. It was getting too late for dreary thoughts. In </text:span><text:span text:style-name="T37">his</text:span><text:span text:style-name="T36"> estimation time, spent worrying was better time spent hurrying, but saying such things to papi earned a </text:span><text:span text:style-name="T37">grunt</text:span><text:span text:style-name="T36">. </text:span><text:span text:style-name="T37">Jisto could always bite his tongue when needed.</text:span></text:p>
      <text:p text:style-name="P31"><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31"><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21"><text:span text:style-name="T37"><text:tab/></text:span><text:span text:style-name="T38">Jisto turned right at the fountain square. He thought that it was a little too silent for the night… oh, the tavern isn’t open. </text:span><text:span text:style-name="T5">Hmm,</text:span><text:span text:style-name="T38"> Jisto thought, </text:span><text:span text:style-name="T5">it usually never misses a night- especially not high-moon</text:span><text:span text:style-name="T38">.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45"><text:tab/></text:p>
      <text:p text:style-name="P32"/>
      <text:p text:style-name="P32"><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22"><text:span text:style-name="T23"><text:tab/>Shutting the book with perhaps a little more force than necessary, Piper shuffled over to his cot and shelved </text:span><text:span text:style-name="T2">Ancient Architecture</text:span><text:span text:style-name="T23">. Dreary old buildings did not captivate Piper’s interest the same way stories about heroes fighting fantastical creatures could. Jisto never read, </text:span><text:span text:style-name="T39">yet always needled Piper about reading the same old kind of books.</text:span></text:p>
      <text:p text:style-name="P22"><text:soft-page-break/><text:span text:style-name="T23"><text:tab/></text:span><text:span text:style-name="T6">Well, I can do different things, </text:span><text:span text:style-name="T39">he thought. </text:span><text:span text:style-name="T6">I definitely read different books for myself. Definitely not to impress Jisto</text:span><text:span text:style-name="T39">. Bemused at his own lie, Piper lay down and tried to stop his mind from racing. Eventually he found sleep.</text:span></text:p>
      <text:p text:style-name="P46"/>
      <text:p text:style-name="P33"/>
      <text:p text:style-name="P33"><text:tab/>It didn’t take too long for the sound of the rumbling cart wheels to be replaced by the swishing of grass <text:span text:style-name="T41">[This doesnt make sense, the cobblers shop is also in the town; move this to the part where jisto gets into town and switch around the predicates]</text:span><text:span text:style-name="T55">. </text:span>Jisto could tell that Brond was beginning to get tired; whickering from the horse had grown more insistent over the past hour. A list of chores that Jisto still had to complete ran through his head. Usually Brond lasted longer than Jisto.</text:p>
      <text:p text:style-name="P33"><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69">at any townhouse meeting</text:span>. Typically, Jisto would have heard the mayor’s booming voice, <text:span text:style-name="T69">even this far off</text:span>.</text:p>
      <text:p text:style-name="P33"><text:tab/><text:span text:style-name="T69">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33"><text:tab/><text:span text:style-name="T69">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33"><text:tab/><text:span text:style-name="T69">Even so… </text:span></text:p>
      <text:p text:style-name="P33"><text:tab/><text:span text:style-name="T7">No, </text:span><text:span text:style-name="T69">he thought, </text:span><text:span text:style-name="T7">I have to give Brond a rest. </text:span><text:span text:style-name="T69">He paused his walking. </text:span><text:span text:style-name="T7">And me too.</text:span></text:p>
      <text:p text:style-name="P34"><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70">Kofnen</text:span> might have harsh words for him later, but Jisto put that thought behind him. What lay ahead interested him most.</text:p>
      <text:p text:style-name="P34"/>
      <text:p text:style-name="P34"/>
      <text:p text:style-name="P36">[SPLIT CHAPTER HERE BEFORE PIPER INTRODUCTION?]</text:p>
      <text:p text:style-name="P37">[YEAH LETS DO IT, CHAPTER 2 NO BRAKES ON THE WRITE TRAIN]</text:p>
      <text:p text:style-name="P37">Chapter 2</text:p>
      <text:p text:style-name="P14">weird quote thing to help build background</text:p>
      <text:p text:style-name="P37"/>
      <text:p text:style-name="P34"><text:tab/>On the back of the townhouse, in a dirt alleyway next to another building, most all of the windows were shuttered, but Jisto could still make out candle light. Blueish-green paint that reminded Jisto of <text:span text:style-name="T41">[its turqouise/aquamarine, but I dont think he’s ever seen an aquamarine] </text:span><text:span text:style-name="T55">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34"><text:span text:style-name="T55"><text:tab/>Behind the slats and the candle (it seemed taller than Brond remembered; he would have to find higher slats) was the source of the sounds. Jisto estimated about </text:span><text:span text:style-name="T57">forty</text:span><text:span text:style-name="T55"> people in total were inside. Jisto could barely make out papi, sitting next to the large and burly chested farmer au’Bornen. A</text:span><text:span text:style-name="T57">round ten</text:span><text:span text:style-name="T55"> </text:span><text:soft-page-break/><text:span text:style-name="T55">townsfolk had remained standing, leaving seven of the tallest chairs, </text:span><text:span text:style-name="T61">at the head of the large oaken table and</text:span><text:span text:style-name="T55"> closest to Jisto, unoccupied.</text:span></text:p>
      <text:p text:style-name="P34"><text:span text:style-name="T55"><text:tab/>Five people sat on the Order of Conduct. Leading them during Session was the mayor and his deputy. </text:span><text:span text:style-name="T56">A small knot grew in Jisto’s stomach. His legs twitched and longed to kick into action. Maybe just a bit of fresh air…</text:span></text:p>
      <text:p text:style-name="P34"><text:span text:style-name="T56"><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42">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56">.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17">glass</text:span><text:span text:style-name="T56"> windows, why he’s practically begging for an innocent passerby to look on in.</text:span></text:p>
      <text:p text:style-name="P34"><text:span text:style-name="T55"><text:tab/></text:span><text:span text:style-name="T57">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58">Relaxed, Jisto leaned back against the siding.</text:span></text:p>
      <text:p text:style-name="P34"><text:span text:style-name="T57"><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58">his fingers and press their backs against Jisto’s mouth.</text:span></text:p>
      <text:p text:style-name="P34"><text:span text:style-name="T58"><text:tab/>Remembering exactly what building he was outside of, and occupants who were </text:span><text:span text:style-name="T18">inside</text:span><text:span text:style-name="T58">, Jisto clenched his jaw and resolved to get revenge. Piper couldn’t nearly match his masterful schemes, all he could do was physically discomfit Jisto. It had been awile and Jisto cursed himself for letting his guard down.</text:span></text:p>
      <text:p text:style-name="P38"><text:tab/>Releasing the grip on his necklace, Jisto gently brushed aside Pipers hand. “What are you doing here?” he asked, already knowing the answer. </text:p>
      <text:p text:style-name="P38"><text:tab/>Piper emitted a soft laughed. “Where trouble is a brewin’ I always know where to find Jisto.”</text:p>
      <text:p text:style-name="P34"><text:span text:style-name="T58"><text:tab/>Jisto paused for a brief moment. </text:span><text:span text:style-name="T18">Trouble?</text:span><text:span text:style-name="T58"> Now and again, trouble had a way of finding Jisto. Trouble had a way of ruining a perfectly good joke, and making him look bad. But never, </text:span><text:span text:style-name="T18">never</text:span><text:span text:style-name="T58"> would he be accused of causing…</text:span></text:p>
      <text:p text:style-name="P38"><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38"><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34"><text:span text:style-name="T58"><text:tab/>Piper’s bemusement was almost too much for Jisto. It took a good deal of his restraint not to jab him back, see how </text:span><text:span text:style-name="T18">he </text:span><text:span text:style-name="T58">likes being poked in the side unexpectedly. Which of course he wouldn’t have. Battles are won with weapons. Wars are won with wit. Of course.</text:span></text:p>
      <text:p text:style-name="P39"><text:tab/>But the expression was gone before Jisto could finish deciding not to react. Instead Jisto saw a little bit of worry creep into Piper’s brow.</text:p>
      <text:p text:style-name="P35"><text:span text:style-name="T58"><text:tab/>“When mam didn’t come back at the normal time, I thought I had to check it out,” </text:span><text:span text:style-name="T59">Piper finally responded.</text:span><text:span text:style-name="T58"> Mistress Elzella was a fierce lady. She did not put up with unpunctual behavior. Or long meetings that would cause Mistress Elzella to be unpunctual. Still, </text:span><text:span text:style-name="T62">Jisto knew she had a soft spot for </text:span><text:soft-page-break/><text:span text:style-name="T62">him.</text:span><text:span text:style-name="T58"> </text:span><text:span text:style-name="T62">Elzi</text:span><text:span text:style-name="T59"> always said that he reminded her that “you don’t need to be serious all the time.” A </text:span><text:span text:style-name="T19">serious </text:span><text:span text:style-name="T59">affront to Jisto, but he could not remain angry very long when </text:span><text:span text:style-name="T63">Elzi would take a little off the cost of </text:span><text:span text:style-name="T59">new shoes for Brond. Or when she would slip him a feastday sweet before the actual day. </text:span><text:span text:style-name="T63">In general, o</text:span><text:span text:style-name="T59">ther people doing for Jisto the justice he deserves gain</text:span><text:span text:style-name="T63">s</text:span><text:span text:style-name="T59"> a lot of favor. Try to earn your own justice a little too often and the town chef’s begin to hide the meal preparations.</text:span></text:p>
      <text:p text:style-name="P40"><text:tab/>“Jisto? Are you paying attention?” Piper demanded.</text:p>
      <text:p text:style-name="P35"><text:span text:style-name="T59"><text:tab/>“Yes of course. I don’t see why people always claim my mind wanders. Even though it can be quite wander-</text:span><text:span text:style-name="T19">ful</text:span><text:span text:style-name="T59"> when I need it.”</text:span></text:p>
      <text:p text:style-name="P35"><text:span text:style-name="T59"><text:tab/>Jisto </text:span><text:span text:style-name="T60">didn’t bother to marshall indignation when Piper let out a derisive snort mixed with frustration.</text:span></text:p>
      <text:p text:style-name="P35"><text:span text:style-name="T60"><text:tab/>“</text:span><text:span text:style-name="T61">Listen, do see that one in the corner?”</text:span></text:p>
      <text:p text:style-name="P41"><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41"><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35"><text:span text:style-name="T61"><text:tab/>Special effort seem to go into the man’s appearance, more </text:span><text:span text:style-name="T62">effort than Jisto had ever seen Harralfolk put forth, </text:span><text:span text:style-name="T61">except </text:span><text:span text:style-name="T62">during the Karmban cycle. And even then. Something about the aloof way the man held himself, </text:span><text:span text:style-name="T20">casually</text:span><text:span text:style-name="T62"> clean as if he woke up that way, stirred something inside Jisto.</text:span></text:p>
      <text:p text:style-name="P42"><text:tab/>“I think he’s from . And I think he’s why the meeting is going on for so long.”</text:p>
      <text:p text:style-name="P42"><text:tab/>Jisto shot Piper and accusing look. “How do you know so much about the meeting?”</text:p>
      <text:p text:style-name="P35"><text:span text:style-name="T62"><text:tab/></text:span><text:span text:style-name="T63">Piper snorted. “I watched and paid attention, dummy. You might figure a thing or too out on your own if you paid attention more.” Forestalling Jisto’s protest, Piper continued, “Look, I think he’s from the </text:span><text:span text:style-name="T21">capital</text:span><text:span text:style-name="T63">! Do you know what that means?” He sounded excited.</text:span></text:p>
      <text:p text:style-name="P35"><text:span text:style-name="T63"><text:tab/>“First off all, of course I knew all about the meeting. I just, you know, had to make sure </text:span><text:span text:style-name="T21">you</text:span><text:span text:style-name="T63"> knew about it.” Jisto knew when to stop when Piper starting rolling his eyes. Not that he was saying anything wrong. Of course not. “And the capital? I really doubt it. Sometimes, you know, it’s hard to believe that place actually exists.”</text:span></text:p>
      <text:p text:style-name="P35"><text:span text:style-name="T63"><text:tab/>“</text:span><text:span text:style-name="T68">Oh my</text:span><text:span text:style-name="T63"> </text:span><text:span text:style-name="T43">[do not put god here, you fool, they have other exclamations. Or they don’t because YOU DONT KNOW WHAT THE CULTURE IS LIKE, HMMM?? SEEM LIKE A PROBLEM TO YOU AT ALL?]</text:span><text:span text:style-name="T63">, can you please stop joking for one second?” Piper took, then released, two breaths. “I am thoroughly convinced he’s from the capital. </text:span><text:span text:style-name="T64">Last time I saw someone dressed that nice, it must have been,” he glanced upward, creased his brow, and counted off on his fingers under his breath, “</text:span><text:span text:style-name="T65">eleven years ago?”</text:span></text:p>
      <text:p text:style-name="P35"><text:span text:style-name="T65"><text:tab/>“Piper, you squirrel, </text:span><text:span text:style-name="T66">we would have only seen eight sun cycles. I don’t even remember what I had for dinner tonight.”</text:span></text:p>
      <text:p text:style-name="P43"><text:tab/>“That’s because you probably didn’t have dinner,” Piper shot back. “Your memory might be more fit for a squirrel than mine, you... squirrel!” <text:span text:style-name="T72">Jisto smirked, ”</text:span>I know what I know and <text:span text:style-name="T72">the</text:span> man in that room reminds me exactly of the <text:span text:style-name="T72">one</text:span> who visited eleven years ago!”</text:p>
      <text:p text:style-name="P43"><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43"><text:soft-page-break/><text:tab/>Instead of giving the reaction Jisto wanted, Piper nodded in agreement. “You know, we have every right to be in that room right now.”</text:p>
      <text:p text:style-name="P36">[This next character development is steeped in my least favorite part of exposition lol, so blatant. Maybe a scene where they storm in..?]</text:p>
      <text:p text:style-name="P43"><text:tab/><text:span text:style-name="T72">After </text:span>Jisto jumped down <text:span text:style-name="T72">he </text:span>helped Piper descend before scoffing, <text:span text:style-name="T73">“as if they’d welcome us to </text:span><text:span text:style-name="T74">their meeting. Papi thinks I’m an embarrassment. Why do you think he always sends me on errands? And </text:span><text:span text:style-name="T75"><text:s/>“as if they’d let us barge in. Even if they didn’t spin us around and boot us out faster than the Chancellor’s own horse </text:span><text:span text:style-name="T76">[stop] </text:span><text:span text:style-name="T75">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6"><text:tab/>Normally Piper’s sudden displeasure would have given Jisto some of the opposite, but his anger tonight barred him from feeling any. Piper pointed back toward the window.</text:p>
      <text:p text:style-name="P43"><text:span text:style-name="T75"><text:tab/>“That doesn’t change the fact that what they’re talking about is something we need to know. Do you not care at all that someone from the capital came all the way out to the </text:span><text:span text:style-name="T78">p</text:span><text:span text:style-name="T75">recipices? </text:span><text:span text:style-name="T78">Do you think he’s just out here enjoying himself? It’s a </text:span><text:span text:style-name="T77">&lt;long way a way&gt;</text:span><text:span text:style-name="T78">. It’s probably not worth the &lt;</text:span><text:span text:style-name="T77">government</text:span><text:span text:style-name="T78">&gt;’s time, or &lt;</text:span><text:span text:style-name="T77">currency, I need a lot of names!</text:span><text:span text:style-name="T78">&gt;{coin} to bother sending a representative.”</text:span></text:p>
      <text:p text:style-name="P43"><text:span text:style-name="T78"><text:tab/>After he felt that Piper had worked out a sufficient amount of frustration, (and maybe a </text:span><text:span text:style-name="T79">very</text:span><text:span text:style-name="T78"> little amount on his own part,) Jisto responded, “Of course I care! And I happen to know exactly why.” Piper didn’t respond to the bait.</text:span></text:p>
      <text:p text:style-name="P43"><text:span text:style-name="T78"><text:tab/>Finally, Jisto said, “Okay, [</text:span><text:span text:style-name="T77">smartass alternative]</text:span><text:span text:style-name="T78">, you tell me,” and forcefully halted his legs and folded his arms. The way his feet had impacted the ground Jisto could almost believe he was trying to squish an unlucky burroworm. Unlikely on a clear night like this, Jisto briefly reflected.</text:span></text:p>
      <text:p text:style-name="P44"><text:span text:style-name="T78"><text:tab/>“Why, he came to get his overturned boots shined by the </text:span><text:span text:style-name="T79">best </text:span><text:span text:style-name="T78">cobbler in the ‘pices,” Jisto turned towards the townhouse before continuing, “Why wouldn’t such an </text:span><text:span text:style-name="T79">esteemed, reputable, </text:span><text:span text:style-name="T81">highly respected </text:span><text:span text:style-name="T80">chronicler </text:span><text:span text:style-name="T78">come all this way </text:span><text:span text:style-name="T81">for that</text:span><text:span text:style-name="T78">? </text:span><text:span text:style-name="T81">T</text:span><text:span text:style-name="T78">he best cobbler in all of Mussel if you ask papi.” Jisto threw his arms up, and hoped that Piper picked up on his mockery. Even Piper knew that using “mayorspeak” only made you sound silly.</text:span></text:p>
      <text:p text:style-name="P44"><text:span text:style-name="T78"><text:tab/></text:span><text:span text:style-name="T81">“Chronicler’s don’t look like that, squirrel head,” Piper threw back, his fixation on Jisto’s earlier insult making Jisto smile, “and they come a lot more often than this newcomer, and the man from way back.” </text:span><text:span text:style-name="T82">Piper’s agitation seemed to be at a low sizzle by now.</text:span></text:p>
      <text:p text:style-name="P4"><text:tab/>“Oh, I know all about chronicler’s. Papi has even more choice things to say about them than he does me!” <text:span text:style-name="T8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44">[lol]</text:span><text:span text:style-name="T83"> with cirule straight from the capital?</text:span></text:p>
      <text:p text:style-name="P4"><text:tab/><text:span text:style-name="T8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4"><text:tab/><text:span text:style-name="T85">They both jumped as the door slammed open.</text:span></text:p>
      <text:p text:style-name="P4"/>
      <text:p text:style-name="P12">Chapter 3, <text:span text:style-name="T88">I guess</text:span> </text:p>
      <text:p text:style-name="P14">weird quote thing to help build background</text:p>
      <text:p text:style-name="P4"><text:tab/></text:p>
      <text:p text:style-name="P4"><text:tab/><text:span text:style-name="T85">Piper didn’t recover as quickly as Jisto, and that bothered him. Quickly he put the bother away. If he didn’t know better, he’d think Jisto pretended at nonchalance just to annoy him.</text:span></text:p>
      <text:p text:style-name="P4"><text:tab/>“...<text:span text:style-name="T84">clear that our plight means nothing to you!” came through the now open left-most door, announcing farmer au’Bornen. He and Jisto may as well have been two of the paving stones for all the </text:span><text:soft-page-break/><text:span text:style-name="T8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85">Piper stored that thought away for later. Several of the horses across the street were already mounted by the farmers who still had to make their way out to their fields, by the time the second door opened.</text:span></text:p>
      <text:p text:style-name="P4"><text:tab/><text:span text:style-name="T8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text:span></text:p>
      <text:p text:style-name="P4"><text:tab/><text:span text:style-name="T8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4"><text:tab/><text:span text:style-name="T85">All of the man’s actions seemed to flow from one to another without pause or hesitation. Before his panoramic examination concluded the man’s feet had turned to match the orientation of his eyes and Piper didn’t even realize the man had begun walking. Up the street, in the direction of the mayor’s manor.</text:span></text:p>
      <text:p text:style-name="P4"><text:tab/><text:span text:style-name="T8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4"><text:tab/><text:span text:style-name="T86">It didn’t make sense for Piper to feel unease about the capitol man. </text:span><text:span text:style-name="T9">Hornless </text:span><text:span text:style-name="T10">h</text:span><text:span text:style-name="T9">aryits, I need something else to call him.</text:span><text:span text:style-name="T86"> Why shouldn’t the capital occasionally send someone… a visit from an… </text:span></text:p>
      <text:p text:style-name="P4"><text:tab/>“<text:span text:style-name="T86">Architect,” Piper blurted. </text:span></text:p>
      <text:p text:style-name="P4"><text:tab/>“<text:span text:style-name="T86">What?” asked Jisto.</text:span></text:p>
      <text:p text:style-name="P4"><text:tab/><text:span text:style-name="T86">Cheeks blushing slightly, Piper responded, “Architect, that’s what they’re called.” </text:span><text:span text:style-name="T45">[okay, but is this a name that Piper would think up/remember? I don’t know what I want him to be, remembering or inventing ughghghghghg]</text:span></text:p>
      <text:p text:style-name="P4"><text:tab/>“<text:span text:style-name="T86">Who?” asked Jisto.</text:span></text:p>
      <text:p text:style-name="P4"><text:tab/>“<text:span text:style-name="T86">Oh come off it.” Piper furrowed his brow. He wouldn’t let Jisto see how much he is constantly annoyed by Jisto’s… ignorance, lack of comprehension, inability to see anything directly in front of him. “That’s what the capitol man is called. An Architect.”</text:span></text:p>
      <text:p text:style-name="P4"><text:tab/>“<text:span text:style-name="T86">Ah, of course, I was waiting for you to figure that out.”</text:span></text:p>
      <text:p text:style-name="P4"><text:tab/><text:span text:style-name="T8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5"><text:tab/><text:span text:style-name="T87">Jisto forestalled Piper’s retort. “Okay, impress me with your ‘haryit intellect’. Tell me why I care so deeply about an architect visiting us ‘picers.”</text:span></text:p>
      <text:p text:style-name="P5"><text:tab/><text:span text:style-name="T8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87"> tell </text:span><text:span text:style-name="T10">me</text:span><text:span text:style-name="T87">.”</text:span></text:p>
      <text:p text:style-name="P5"><text:span text:style-name="T87"><text:tab/>“Alright, an </text:span><text:span text:style-name="T10">Architect</text:span><text:span text:style-name="T87">. Know all about these people. They’re really important. They only visit precipice dumps like Harro’s every ten years or so. And, he scares the wits out of you. Good thing I’m here to help you remember.“</text:span></text:p>
      <text:p text:style-name="P1"><text:tab/>“<text:span text:style-name="T87">Oh, bravo </text:span><text:span text:style-name="T48">[um actually no one would say bravo in this world. It aint italian. But I don’t have a better way to confer the meaning behind a sarcastic bravo without outright telling the reader.]</text:span><text:span text:style-name="T87">. Clearly your knowledge knows no limits. </text:span><text:span text:style-name="T48">[This feels cliched, and I think I’m overplaying </text:span><text:soft-page-break/><text:span text:style-name="T48">the banter between these two. We already had a “chapter” dedicated entirely to that, so this one needs to take a new direction.] </text:span><text:span text:style-name="T11">blah blah blah </text:span><text:span text:style-name="T87">“look, this is pretty big.”</text:span></text:p>
      <text:p text:style-name="P1"><text:span text:style-name="T89"><text:tab/></text:span><text:span text:style-name="T46">[~something~]</text:span></text:p>
      <text:p text:style-name="P1"/>
      <text:p text:style-name="P2"><text:tab/>“Architects, well, they made the Dome didn’t they? And the Shimmering Tower.”</text:p>
      <text:p text:style-name="P2"><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2"><text:tab/>Jisto grabbed his necklace with his left hand. “What is your point? You think they want to build us a shiny stick in the ground all the way out here?”</text:p>
      <text:p text:style-name="P1"><text:span text:style-name="T89"><text:tab/>“No, you’re missing the bigger picture. Architects are a super important part of the government. I read that almost all of them have to work all day long just to keep the Cirulean Protocol running out of the Tower, why would they spare even one? </text:span><text:span text:style-name="T46">[I am retreading.. a lot of ground. We already asked why they have to send one all the way out.] </text:span><text:span text:style-name="T89">I’m telling you something isn’t, well, natural.”</text:span></text:p>
      <text:p text:style-name="P1"><text:tab/>“<text:span text:style-name="T8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89"> mayor but Jisto didn’t have the patience. He continued, “And it didn’t stop there, lots of other stuff happened too.”</text:span></text:p>
      <text:p text:style-name="P1"><text:tab/>“<text:span text:style-name="T90">Well, you had this weird idea that the Artifacts failed us. You had this whole mixed idea about the government trying to unhorn </text:span><text:span text:style-name="T47">[put one over; equivalent to pull the wool over ones eyes] </text:span><text:span text:style-name="T90">us or something.”</text:span></text:p>
      <text:p text:style-name="P1"><text:tab/><text:span text:style-name="T90">Piper injected, “As I recall </text:span><text:span text:style-name="T12">you </text:span><text:span text:style-name="T90">stole my madi’s nails; she didn’t let my papi sleep for a week just trying to replace them!”</text:span></text:p>
      <text:p text:style-name="P1"><text:tab/><text:span text:style-name="T90">Jisto waved the statement away, “That’s not my point.” He let go of his necklace, then continued, “Look, at the time you thought it was some secret </text:span><text:span text:style-name="T47">[I need a word equivalent to conspiracy, but fitting this world]</text:span><text:span text:style-name="T90">.</text:span><text:span text:style-name="T47"> </text:span><text:span text:style-name="T9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9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90">Architect!. And its not like I’ve fabricated any bizarre ideas about haryit herd spottings or missing livestock. This is literal fact,” he paused, “you can’t tell me it’s not at all significant.”</text:span></text:p>
      <text:p text:style-name="P7"><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90"><text:tab/>Piper laughed, “</text:span><text:span text:style-name="T12">Now</text:span><text:span text:style-name="T90"> who’s the hornlack </text:span><text:span text:style-name="T47">[idiot who sees things where there aren’t any. A haryit without horns. ]</text:span><text:span text:style-name="T90">? For all your denial about the Architect, <text:s/>you seem to be ready to throw punches with the mayor.”</text:span></text:p>
      <text:p text:style-name="P1"><text:span text:style-name="T91"><text:tab/>“Bananas! What the hell even are those! Those don’t exist in this world! Is the author really writing this line of dialogue write now? C what I did ther? Hrasada sd</text:span></text:p>
      <text:p text:style-name="P1"><text:tab/>“<text:span text:style-name="T92">As if,” Jisto scoffed, “Mayor can do what he wants, he’s the mayor after all. We’ll just see how far he gets with fake [</text:span><text:span text:style-name="T49">COIN]</text:span><text:span text:style-name="T92">.”</text:span></text:p>
      <text:p text:style-name="P1"><text:tab/>“<text:span text:style-name="T92">Great, I’ll catch you later [</text:span><text:span text:style-name="T49">no one would EVER EVER SAY THIS ONE THIS WORLD. WHAT WORLD? There is no world because the world building is hella inconsistent you </text:span><text:soft-page-break/><text:span text:style-name="T49">dweeb].” </text:span><text:span text:style-name="T92">Piper started heading in the direction of his house. “Oh, and I’d try to get back quick, I think that’s your papi coming out </text:span><text:span text:style-name="T52">blaaaaaaaaaaah </text:span><text:span text:style-name="T92">before your papi, if I were you”</text:span></text:p>
      <text:p text:style-name="P1"><text:tab/><text:span text:style-name="T92">Jisto unclenched the fist he didn’t know he’d been holding. He immediately sprinted off, in the towards direction of his house the second time that day, to the sound of Piper’s chuckling.</text:span></text:p>
      <text:p text:style-name="P1"/>
      <text:p text:style-name="P8">CHAPTER 4</text:p>
      <text:p text:style-name="P15">douchey italics</text:p>
      <text:p text:style-name="P8"/>
      <text:p text:style-name="P8"><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8"><text:tab/>That is, until the two families had become one with the marriage of the Alstop blacksmiths and [<text:span text:style-name="T41">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8"><text:tab/>Before he even got to the bottom of the stairs he heard a trio of hammers ringing on metal. Piper felt grateful to be the third born <text:span text:style-name="T93">in a family of two professions.</text:span> <text:span text:style-name="T93">H</text:span>e had a bit more choice of which <text:span text:style-name="T93">one </text:span>to grow up into. <text:span text:style-name="T93">Smelling </text:span>the <text:span text:style-name="T93">culmination of a day’s worth of </text:span>sweat from Nadi and <text:span text:style-name="T93">Pithler every evening was enough to push him towards his madi’s expertise.</text:span></text:p>
      <text:p text:style-name="P8"><text:tab/><text:span text:style-name="T93">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93">Piper thought as he pushed his way into the shop, </text:span><text:span text:style-name="T13">madi is out getting water.</text:span><text:span text:style-name="T93"> She was nowhere to be seen, as usual. The daily [</text:span><text:span text:style-name="T50">cool word for morning] </text:span><text:span text:style-name="T93">ritual did not vary much. Piper still liked to walk himself through his deductions every day. It helped wake the mind up. And when he made a mistake of who’s where then the day usually turned out to be interesting.</text:span></text:p>
      <text:p text:style-name="P8"><text:tab/><text:span text:style-name="T93">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8"><text:tab/><text:span text:style-name="T94">Reasonable, perhaps, if you don’t want to be accustomed to burning your timbered house down. But not so for a hungry Pithler. Against burning the building he may be, but definitely not reasonable.</text:span></text:p>
      <text:p text:style-name="P8"><text:tab/><text:span text:style-name="T95">A prolonged hiss emerged from the small doorway embedded in the divider wall. The sound of hammers stopped coming through </text:span><text:span text:style-name="T51">[wow great imagery]</text:span><text:span text:style-name="T95">. Nadi, propelled by the sound, came into the farrier’s shop to find Piper seated at the small table in the back by the cramped kitchen. It stopped making sense to have two of everything after madi’s and papi’s rites were sealed.</text:span></text:p>
      <text:p text:style-name="P8"><text:tab/><text:span text:style-name="T96">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8"><text:tab/><text:span text:style-name="T96">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8"><text:soft-page-break/><text:tab/><text:span text:style-name="T97">Piper offered some flatroot leaves, which Nadi gratefully accepted. Soon she had a steaming cup to match his own.</text:span></text:p>
      <text:p text:style-name="P8"><text:tab/><text:span text:style-name="T97">Nadi started the conversation. “I hear you had quite the adventure last night,” she prodded jokingly. Too often Piper’s siblings made him think of Jisto.</text:span></text:p>
      <text:p text:style-name="P8"><text:tab/>“<text:span text:style-name="T97">Hardly, if you can even call watching a townhouse meeting an adventure. The only exciting thing was an Architect from the capitol was in there, too.”</text:span></text:p>
      <text:p text:style-name="P8"><text:tab/><text:span text:style-name="T97">Nadi snorted. “Wasin’ I heard that you weren’t just watching, but sneaking. And an Architect?” She snorted again. “Weren’t ever any Architects come around the ‘pisces.”</text:span></text:p>
      <text:p text:style-name="P8"><text:tab/>“<text:span text:style-name="T97">How about that time back when au’Bornen was mayor? He couldn’t stop ranting for days. And I at least know you were old enough to remember. Jisto seems to believe I’m making things up.” Jisto waited.</text:span></text:p>
      <text:p text:style-name="P8"><text:tab/>“<text:span text:style-name="T97">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8"><text:tab/>“<text:span text:style-name="T97">He didn’t stay very long. I think,” she scrunched her brow. “I think things mostly got better. A lot of people complained that the relics were on the fritz </text:span><text:span text:style-name="T52">[stop with this modern tongue of yours, henry]</text:span><text:span text:style-name="T97">. And I think the Architect said something about the ‘protocol wires’ being damaged.”</text:span></text:p>
      <text:p text:style-name="P8"><text:tab/>“<text:span text:style-name="T97">The... Cirulean Protocol?”</text:span></text:p>
      <text:p text:style-name="P8"><text:tab/><text:span text:style-name="T97">Nadi shrugged. “Mayhap it’s so. I guess he turned it back on.”</text:span></text:p>
      <text:p text:style-name="P8"><text:tab/>“<text:span text:style-name="T97">No, the Protocol never turns </text:span><text:span text:style-name="T14">off. </text:span><text:span text:style-name="T97">But sometimes it only trickles through, like cupped water in your hands. And if the wires were damaged that explains why everyone in town was having troubles,” Piper struggled to recall, “but I don’t understand, the book said that they’re indestructible.”</text:span></text:p>
      <text:p text:style-name="P8"><text:tab/><text:span text:style-name="T97">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98"> up.”</text:span></text:p>
      <text:p text:style-name="P8"/>
      <text:p text:style-name="P13">?<text:span text:style-name="T98">Chapter? 5? </text:span><text:span text:style-name="T67">its a little short</text:span></text:p>
      <text:p text:style-name="P16"><text:span text:style-name="T67">h</text:span><text:span text:style-name="T55">urky <text:s/>durkey I want turkey</text:span></text:p>
      <text:p text:style-name="P8"/>
      <text:p text:style-name="P9"><text:tab/>Jisto’s arms felt sore. They felt heavy. They pulled him to the ground and his legs weren’t much help either.</text:p>
      <text:p text:style-name="P9"><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9"><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9"><text:tab/>Jisto took a well earned, if not a little [<text:span text:style-name="T41">there is a word Im feeling that starts with a d. it conveys a sense of ‘sticking it to the man’, to show the motivation that </text:span><text:span text:style-name="T22">believes</text:span><text:span text:style-name="T41"> he has for taking the break]</text:span>. Definitely not for being tired. Jisto could go all day. Still, <text:span text:style-name="T99">it would be nice if </text:span>papi <text:span text:style-name="T99">relieved him before noon.</text:span></text:p>
      <text:p text:style-name="P9"><text:tab/><text:span text:style-name="T99">He had an Architect to see. And not because of Piper’s silly reasons. Of course he would ask, on behalf of Piper, some questions. But only if he had enough time. Yes. </text:span><text:span text:style-name="T53">[overplaaaaaaaaaaaaaying the “lol Im just doing a nice thing for my friend just because, and absolutely not because Im secretly-but-dont-know Im in love with him lol”] </text:span><text:span text:style-name="T99">In fact this was enough wood.</text:span></text:p>
      <text:p text:style-name="P9"><text:soft-page-break/><text:tab/><text:span text:style-name="T99">Jisto leaned the axe against the stump and chucked the last few pieces of wood into the drawcart. He picked up the drawcart’s long handle, checked that it wasn’t tipping back too far on its two wheels, and made his way back into town.</text:span></text:p>
      <text:p text:style-name="P9"><text:tab/><text:span text:style-name="T99">Papi did not waste much time speaking to Jisto after he walked back in the door. Papi did never waste much time.</text:span></text:p>
      <text:p text:style-name="P9"><text:tab/>“<text:span text:style-name="T99">You already cut the logs?” It was less a question than an accusation.</text:span></text:p>
      <text:p text:style-name="P9"><text:tab/>“<text:span text:style-name="T99">Certainly, dear papi. I thought I would impress you with my speed,” Jisto spoke with a mock bow.</text:span></text:p>
      <text:p text:style-name="P9"><text:tab/><text:span text:style-name="T99">“Listen, son,” papi sighed, “I think we need to talk about yestereve.”</text:span></text:p>
      <text:p text:style-name="P9"><text:tab/>“<text:span text:style-name="T99">Oh, about what?” Jisto felt a bit of anger well up in his throat, near his necklace, which he clenched. Maybe too quickly, the blisters on his right hand began complaining. “What do I care about your stupid little fan club?”</text:span></text:p>
      <text:p text:style-name="P9"><text:tab/><text:span text:style-name="T99">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9"><text:tab/>“<text:span text:style-name="T100">He has a name.”</text:span></text:p>
      <text:p text:style-name="P9"><text:tab/>“<text:span text:style-name="T100">But he was smart enough to not get himself into trouble!”</text:span></text:p>
      <text:p text:style-name="P9"><text:tab/><text:span text:style-name="T100">Jisto threw up his hands. “What? What is this about, papi?”</text:span></text:p>
      <text:p text:style-name="P10"><text:tab/>“<text:span text:style-name="T100">You’re keen, son. You figure things out, and get the beat from beneath the surface- but you always hide from the knowledge! But instead of doing anything meaningful, you act rash and stir people up.</text:span></text:p>
      <text:p text:style-name="P10"><text:span text:style-name="T100"><text:tab/>“Even au’Bornen and I didn’t catch on to the mayor stealing from the chroniclers’ claim. That gave us the leverage to keep our meetings going. And even,” he looked northwest toward the mayor’s manner, “to have him show up.”</text:span></text:p>
      <text:p text:style-name="P10"><text:span text:style-name="T100"><text:tab/>“Funny you say that papi, when you’re always on about the chroniclers’ stealing from us.”</text:span></text:p>
      <text:p text:style-name="P10"><text:tab/>“<text:span text:style-name="T100">Boy, there’s anger at taxation, and then there’s the mayor stealing from the capitol’s taxes on us. When the Order of Conduct also taxes us. But this is exactly what I mean.</text:span></text:p>
      <text:p text:style-name="P10"><text:span text:style-name="T100"><text:tab/>He fixed his gaze on Jisto. “You learn something like that, then you can use that knowledge. Hardly the same as learning about the hidden location of feastday food and breaking in! When there’s only a few hours until the feast actually starts!”</text:span></text:p>
      <text:p text:style-name="P10"><text:tab/><text:span text:style-name="T101">Papi pulled his fingers back to his face. “You have so much to learn, but you’re never ready. You act impulsively and without respect. The only thing I can think of is setting chores-”</text:span></text:p>
      <text:p text:style-name="P10"><text:tab/><text:span text:style-name="T101">Jisto exploded. </text:span>“<text:span text:style-name="T101">What about the Architect in town? What am I supposed to do with </text:span><text:span text:style-name="T16">that </text:span><text:span text:style-name="T101">knowledge, hmm papi?” </text:span><text:span text:style-name="T54">[dear lord this is the most “modern day earth” and NOT “cool fantasy world” debate ever]</text:span><text:span text:style-name="T101"> </text:span><text:span text:style-name="T54">[MORE HERE PLS]</text:span></text:p>
      <text:p text:style-name="P10"><text:span text:style-name="T54"><text:tab/></text:span><text:span text:style-name="T101">Papi looked up at Jisto sharply. “How do you know about that?”</text:span></text:p>
      <text:p text:style-name="P10"><text:tab/>“<text:span text:style-name="T101">It’s pretty obvious! Nice clothes on a stranger who I’ve never seen in town before? It got Jisto in a tizzy </text:span><text:span text:style-name="T54">[hurk]</text:span><text:span text:style-name="T101"> way more than he usually is. Architects don’t just take wander to the farthest-most reaches of Mussel. You think the precipices are a vacation spot </text:span><text:span text:style-name="T54">[HURK]</text:span><text:span text:style-name="T101">?” Jisto released his necklace and spun to face the door.</text:span></text:p>
      <text:p text:style-name="P10"><text:tab/>“<text:span text:style-name="T101">You hold up now! Boy I am not through with-” But Jisto didn’t hear the last part, severed by the door slamming shut.</text:span></text:p>
      <text:p text:style-name="P10"/>
      <text:p text:style-name="P10"/>
      <text:p text:style-name="P10"/>
      <text:p text:style-name="P10"/>
      <text:p text:style-name="P11"><text:line-break/>Chapter ??????????????????????????????????????????</text:p>
      <text:p text:style-name="P11"><text:soft-page-break/></text:p>
      <text:p text:style-name="P11"><text:tab/>Luthyrn’s eyes passed over the distance on the tracks between the spire wagon he stood on, and the one quickly approaching from the other way. His eyes closed, but he could still visualize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1"><text:tab/>Luthyrn started, but did not show it.</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5T21:06:44.553072714</dc:date>
    <meta:editing-duration>PT2H53M10S</meta:editing-duration>
    <meta:editing-cycles>22</meta:editing-cycles>
    <meta:generator>LibreOffice/5.4.1.2$Linux_X86_64 LibreOffice_project/40m0$Build-2</meta:generator>
    <meta:document-statistic meta:table-count="0" meta:image-count="0" meta:object-count="0" meta:page-count="13" meta:paragraph-count="186" meta:word-count="8423" meta:character-count="47878" meta:non-whitespace-character-count="39449"/>
  </office:meta>
</office:document-meta>
</file>